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language="en" fo:country="GB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text-properties fo:language="en" fo:country="GB" officeooo:rsid="0011b027" officeooo:paragraph-rsid="0011b027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1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text-transform="uppercase"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fo:color="#336633" loext:opacity="100%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14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5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7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2" style:family="paragraph" style:parent-style-name="Titulo" style:master-page-name="Standard">
      <style:paragraph-properties style:page-number="auto"/>
      <style:text-properties fo:language="en" fo:country="GB"/>
    </style:style>
    <style:style style:name="P23" style:family="paragraph" style:parent-style-name="Contents_20_Heading">
      <style:text-properties fo:language="en" fo:country="GB" officeooo:rsid="00225adc" officeooo:paragraph-rsid="00225adc"/>
    </style:style>
    <style:style style:name="P24" style:family="paragraph" style:parent-style-name="Heading_20_1">
      <style:text-properties fo:language="en" fo:country="GB"/>
    </style:style>
    <style:style style:name="P25" style:family="paragraph" style:parent-style-name="Heading_20_2">
      <style:paragraph-properties fo:break-before="page"/>
      <style:text-properties fo:language="en" fo:country="GB"/>
    </style:style>
    <style:style style:name="P26" style:family="paragraph" style:parent-style-name="Standard">
      <style:text-properties style:font-name="Calibri" fo:font-size="12pt" fo:language="en" fo:country="GB" officeooo:paragraph-rsid="00214719" style:font-size-asian="12pt" style:font-size-complex="12pt"/>
    </style:style>
    <style:style style:name="P2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14719" style:font-size-asian="12pt" style:font-size-complex="12pt"/>
    </style:style>
    <style:style style:name="P28" style:family="paragraph" style:parent-style-name="Standard">
      <style:text-properties style:font-name="Calibri" fo:font-size="12pt" officeooo:paragraph-rsid="00214719" style:font-size-asian="12pt" style:font-size-complex="12pt"/>
    </style:style>
    <style:style style:name="P2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14719"/>
    </style:style>
    <style:style style:name="P31" style:family="paragraph" style:parent-style-name="Standard" style:master-page-name="First_20_Page">
      <style:paragraph-properties style:page-number="auto"/>
      <style:text-properties officeooo:paragraph-rsid="00214719"/>
    </style:style>
    <style:style style:name="P32" style:family="paragraph" style:parent-style-name="Standard">
      <style:text-properties officeooo:paragraph-rsid="00214719"/>
    </style:style>
    <style:style style:name="P33" style:family="paragraph" style:parent-style-name="Text_20_body" style:list-style-name="L1">
      <style:text-properties fo:language="en" fo:country="GB"/>
    </style:style>
    <style:style style:name="P34" style:family="paragraph" style:parent-style-name="Text_20_body" style:list-style-name="L1">
      <style:text-properties fo:language="en" fo:country="GB" officeooo:rsid="0011b027" officeooo:paragraph-rsid="0011b027"/>
    </style:style>
    <style:style style:name="P35" style:family="paragraph" style:parent-style-name="Text_20_body" style:list-style-name="L2">
      <style:text-properties fo:language="en" fo:country="GB"/>
    </style:style>
    <style:style style:name="P36" style:family="paragraph" style:parent-style-name="Text_20_body" style:list-style-name="L3">
      <style:text-properties fo:language="en" fo:country="GB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14719" style:font-size-asian="24pt" style:font-weight-asian="bold" style:font-size-complex="24pt" style:font-weight-complex="bold"/>
    </style:style>
    <style:style style:name="P38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14719" style:text-blinking="false" fo:background-color="transparent" loext:padding="0cm" loext:border="none"/>
    </style:style>
    <style:style style:name="P3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P4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4719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14719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4719" style:text-blinking="false" fo:background-color="transparent" loext:char-shading-value="0" style:font-size-asian="36pt" style:font-size-complex="36pt"/>
    </style:style>
    <style:style style:name="T14" style:family="text">
      <style:text-properties officeooo:rsid="0011b027"/>
    </style:style>
    <style:style style:name="T15" style:family="text">
      <style:text-properties officeooo:rsid="0014bce2"/>
    </style:style>
    <style:style style:name="T16" style:family="text">
      <style:text-properties officeooo:rsid="0017c4b5"/>
    </style:style>
    <style:style style:name="T17" style:family="text">
      <style:text-properties officeooo:rsid="00198aae"/>
    </style:style>
    <style:style style:name="T18" style:family="text">
      <style:text-properties officeooo:rsid="001b7d57"/>
    </style:style>
    <style:style style:name="T19" style:family="text">
      <style:text-properties officeooo:rsid="001d6730"/>
    </style:style>
    <style:style style:name="T20" style:family="text">
      <style:text-properties officeooo:rsid="001f403a"/>
    </style:style>
    <style:style style:name="T21" style:family="text">
      <style:text-properties officeooo:rsid="001f85de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style:font-name="Calibri" fo:font-size="12pt" style:font-size-asian="12pt" style:font-size-complex="12pt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s of operating system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1"/>
          <text:p text:style-name="P11"><text:user-field-get text:name="Modulo">Computer Systems</text:user-field-get></text:p>
          <text:p text:style-name="P11">CFGS DAW</text:p>
        </draw:text-box>
      </draw:frame>
      <text:p text:style-name="P31"/>
      <text:p text:style-name="P32"/>
      <text:p text:style-name="P32"/>
      <text:p text:style-name="P32"/>
      <text:p text:style-name="P37"><text:span text:style-name="T8">Computer Systems – </text:span><text:span text:style-name="T10">Study guide</text:span><text:span text:style-name="T11"><text:line-break/></text:span><text:span text:style-name="T12">UD 0</text:span><text:span text:style-name="T13">5</text:span><text:span text:style-name="T12">. </text:span><text:span text:style-name="T22"><text:user-field-get text:name="Tema">Fundamentals of operating systems</text:user-field-get></text:span></text:p>
      <text:p text:style-name="P38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9">Sergio García / Alfredo Oltra</text:p>
      <text:p text:style-name="P2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30"><text:a xlink:type="simple" xlink:href="mailto:alfredo.oltra@ceedcv.es" text:style-name="Internet_20_link" text:visited-style-name="Visited_20_Internet_20_Link"><text:span text:style-name="T24">alfredo.oltra</text:span></text:a><text:a xlink:type="simple" xlink:href="mailto:alfredo.oltra@ceedcv.es" text:style-name="Internet_20_link" text:visited-style-name="Visited_20_Internet_20_Link"><text:span text:style-name="T24">@</text:span></text:a><text:a xlink:type="simple" xlink:href="mailto:alfredo.oltra@ceedcv.es" text:style-name="Internet_20_link" text:visited-style-name="Visited_20_Internet_20_Link"><text:span text:style-name="T24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40">20<text:span text:style-name="T25">22</text:span>/20<text:span text:style-name="T26">2</text:span><text:span text:style-name="T25">3</text:span></text:p>
      <text:p text:style-name="P27"><text:tab/><text:tab/><text:tab/><text:tab/><text:tab/><text:tab/><text:tab/><text:tab/><text:tab/><text:tab/>Versión:<text:date style:data-style-name="N104" text:date-value="2022-06-02T16:19:13.895245981">220602</text:date>.<text:time style:data-style-name="N105" text:time-value="2022-06-02T16:19:13.895425773">1618</text:time></text:p>
      <text:p text:style-name="P28"/>
      <text:p text:style-name="P26"/>
      <text:p text:style-name="P26"/>
      <text:p text:style-name="P26"/>
      <text:p text:style-name="P26"/>
      <text:p text:style-name="P26"/>
      <text:p text:style-name="P4"/>
      <text:p text:style-name="P4"/>
      <text:p text:style-name="P14"><text:soft-page-break/>Licencia</text:p>
      <text:p text:style-name="P4"/>
      <text:p text:style-name="P18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7"/>
      <text:p text:style-name="P17"><text:s/></text:p>
      <text:p text:style-name="P14">Nomenclatura</text:p>
      <text:p text:style-name="P8"/>
      <text:p text:style-name="P8">A lo largo de este tema se utilizarán distintos símbolos para distinguir elementos importantes dentro del contenido. Estos símbolos son:</text:p>
      <text:p text:style-name="P8"/>
      <text:p text:style-name="P5"><text:span text:style-name="T3"> </text:span>Importante</text:p>
      <text:p text:style-name="P10"/>
      <text:p text:style-name="P5"><text:span text:style-name="T3"> </text:span>Atención</text:p>
      <text:p text:style-name="P10"/>
      <text:p text:style-name="P5"><text:span text:style-name="T3"></text:span> <text:s/>Interesante</text:p>
      <text:h text:style-name="P24" text:outline-level="1" text:is-list-header="true"/>
      <text:h text:style-name="P25" text:outline-level="2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3">INDEX</text:p>
          </text:index-title>
          <text:p text:style-name="P7">1.Data<text:tab/>4</text:p>
          <text:p text:style-name="P7">2.Previous knowledge<text:tab/>4</text:p>
          <text:p text:style-name="P7">3.Objectives<text:tab/>4</text:p>
          <text:p text:style-name="P7">4.Contents<text:tab/>4</text:p>
          <text:p text:style-name="P7">5.Activities<text:tab/>5</text:p>
          <text:p text:style-name="P7">6.Recommendations<text:tab/>5</text:p>
        </text:index-body>
      </text:table-of-content>
      <text:p text:style-name="P4"/>
      <text:p text:style-name="P22">UD0<text:user-field-get text:name="NumeroTema">5</text:user-field-get>. <text:user-field-get text:name="Tema">Fundamentals of operating systems</text:user-field-get></text:p>
      <text:p text:style-name="P6"/>
      <text:h text:style-name="P24" text:outline-level="1">Data</text:h>
      <text:p text:style-name="P8">From <text:span text:style-name="T16">18</text:span>/11/201<text:span text:style-name="T19">9</text:span> to <text:span text:style-name="T18">01</text:span>/1<text:span text:style-name="T15">2</text:span>/201<text:span text:style-name="T19">9</text:span>. The length of the unit is <text:span text:style-name="T21">2</text:span> weeks (<text:span text:style-name="T20">24</text:span> hours).</text:p>
      <text:h text:style-name="P24" text:outline-level="1">Previous knowledge</text:h>
      <text:p text:style-name="P9">Knowledge about hardware.</text:p>
      <text:h text:style-name="P24" text:outline-level="1">Objectives</text:h>
      <text:list xml:id="list1751599533" text:style-name="L1">
        <text:list-item>
          <text:p text:style-name="P33">To learn <text:span text:style-name="T14">how an operating system works.</text:span></text:p>
        </text:list-item>
        <text:list-item>
          <text:p text:style-name="P34">To learn what task do an operating system</text:p>
        </text:list-item>
      </text:list>
      <text:h text:style-name="P24" text:outline-level="1">Contents</text:h>
      <text:list xml:id="list729391134" text:style-name="L2">
        <text:list-item>
          <text:p text:style-name="P35">Assembling a computer</text:p>
        </text:list-item>
        <text:list-item>
          <text:p text:style-name="P35">Repair a computer</text:p>
        </text:list-item>
      </text:list>
      <text:h text:style-name="P24" text:outline-level="1">Activities</text:h>
      <text:p text:style-name="P8">You have <text:span text:style-name="T14">two</text:span> kinds of activities. </text:p>
      <text:list xml:id="list3997847573" text:style-name="L3">
        <text:list-item>
          <text:p text:style-name="P36">Research and development activities. You have to search information (most of it not studied in the contents) and write about it.</text:p>
        </text:list-item>
      </text:list>
      <text:h text:style-name="P24" text:outline-level="1">Recommendations</text:h>
      <text:p text:style-name="P8">The activities help you <text:span text:style-name="T17">to order</text:span> and clarify ideas. Besides there <text:span text:style-name="T17">is</text:span> a test to help you <text:span text:style-name="T17">to check</text:span> your knowl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s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s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17:11.549477348</meta:creation-date>
    <meta:editing-duration>P1DT14H56M38S</meta:editing-duration>
    <meta:editing-cycles>34</meta:editing-cycles>
    <meta:generator>LibreOffice/7.3.3.2$Linux_X86_64 LibreOffice_project/30$Build-2</meta:generator>
    <dc:title>Plantilla CEED</dc:title>
    <dc:date>2022-06-02T16:19:13.563700189</dc:date>
    <meta:print-date>2016-11-05T11:04:59.786000000</meta:print-date>
    <meta:document-statistic meta:table-count="0" meta:image-count="1" meta:object-count="0" meta:page-count="4" meta:paragraph-count="43" meta:word-count="232" meta:character-count="1499" meta:non-whitespace-character-count="1299"/>
    <meta:template xlink:type="simple" xlink:actuate="onRequest" xlink:title="Plantilla CEED" xlink:href="../../.config/libreoffice/4/user/template/Plantilla%20CEED.ott" meta:date="2016-09-15T13:17:11.020000000"/>
  </office:meta>
</office:document-meta>
</file>